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914cm" fo:margin-left="0.097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3.403cm"/>
    </style:style>
    <style:style style:name="Tabela1.C" style:family="table-column">
      <style:table-column-properties style:column-width="3.401cm"/>
    </style:style>
    <style:style style:name="Tabela1.A1" style:family="table-cell">
      <style:table-cell-properties style:vertical-align="middle" fo:background-color="#ffaa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style:vertical-align="middle" fo:background-color="#ffaa95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style:vertical-align="middle"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style:vertical-align="middle" fo:background-color="#ffe99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2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  <style:text-properties style:font-name-asian="Tahoma"/>
    </style:style>
    <style:style style:name="P3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.552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7" style:family="paragraph" style:parent-style-name="Title" style:master-page-name="MP0">
      <style:paragraph-properties style:page-number="auto" fo:break-before="page"/>
    </style:style>
    <style:style style:name="P8" style:family="paragraph" style:parent-style-name="Subtitle">
      <style:text-properties style:font-name-asian="Tahoma"/>
    </style:style>
    <style:style style:name="P9" style:family="paragraph" style:parent-style-name="Akapit_20_z_20_listą" style:list-style-name="WWNum22"/>
    <style:style style:name="P10" style:family="paragraph" style:parent-style-name="Akapit_20_z_20_listą" style:list-style-name="WWNum22">
      <style:paragraph-properties>
        <style:tab-stops>
          <style:tab-stop style:position="3.874cm"/>
        </style:tab-stops>
      </style:paragraph-properties>
      <style:text-properties style:font-name-asian="Tahoma"/>
    </style:style>
    <style:style style:name="P11" style:family="paragraph" style:parent-style-name="Akapit_20_z_20_listą" style:list-style-name="WWNum25"/>
    <style:style style:name="P12" style:family="paragraph" style:parent-style-name="Akapit_20_z_20_listą" style:list-style-name="WWNum25">
      <style:text-properties officeooo:rsid="0030834d" officeooo:paragraph-rsid="0030834d"/>
    </style:style>
    <style:style style:name="P13" style:family="paragraph" style:parent-style-name="Contents_20_Heading" style:list-style-name="WWNum23"/>
    <style:style style:name="P14" style:family="paragraph" style:parent-style-name="Heading_20_1">
      <style:text-properties officeooo:paragraph-rsid="001f756d"/>
    </style:style>
    <style:style style:name="P15" style:family="paragraph" style:parent-style-name="Heading_20_2">
      <style:text-properties officeooo:paragraph-rsid="001f756d"/>
    </style:style>
    <style:style style:name="P16" style:family="paragraph" style:parent-style-name="Heading_20_3">
      <style:text-properties officeooo:paragraph-rsid="001f756d"/>
    </style:style>
    <style:style style:name="P17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18" style:family="paragraph" style:parent-style-name="Standard">
      <style:text-properties officeooo:paragraph-rsid="001f756d"/>
    </style:style>
    <style:style style:name="P19" style:family="paragraph" style:parent-style-name="Standard">
      <style:text-properties fo:language="pl" fo:country="PL" officeooo:rsid="0020555f" officeooo:paragraph-rsid="001f756d"/>
    </style:style>
    <style:style style:name="P20" style:family="paragraph" style:parent-style-name="Standard">
      <style:text-properties fo:language="pl" fo:country="PL" officeooo:rsid="0020788d" officeooo:paragraph-rsid="0020788d"/>
    </style:style>
    <style:style style:name="P21" style:family="paragraph" style:parent-style-name="Standard">
      <style:text-properties fo:language="pl" fo:country="PL" officeooo:rsid="0020bc61" officeooo:paragraph-rsid="0020bc61"/>
    </style:style>
    <style:style style:name="P22" style:family="paragraph" style:parent-style-name="Standard">
      <style:text-properties fo:language="pl" fo:country="PL" fo:font-weight="bold" officeooo:rsid="0020bc61" officeooo:paragraph-rsid="0020bc61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pl" fo:country="PL" fo:font-weight="bold" officeooo:rsid="0020bc61" officeooo:paragraph-rsid="0025b019" style:font-weight-asian="bold" style:font-weight-complex="bold"/>
    </style:style>
    <style:style style:name="P24" style:family="paragraph" style:parent-style-name="Standard" style:list-style-name="L1">
      <style:text-properties officeooo:paragraph-rsid="002bae38"/>
    </style:style>
    <style:style style:name="P25" style:family="paragraph" style:parent-style-name="Standard" style:list-style-name="L1">
      <style:text-properties officeooo:paragraph-rsid="00307d6c"/>
    </style:style>
    <style:style style:name="P26" style:family="paragraph" style:parent-style-name="Standard" style:list-style-name="L1">
      <style:text-properties officeooo:rsid="002bae38" officeooo:paragraph-rsid="002bae38"/>
    </style:style>
    <style:style style:name="P27" style:family="paragraph" style:parent-style-name="Table_20_Contents">
      <style:paragraph-properties fo:text-align="center" style:justify-single-word="false"/>
      <style:text-properties officeooo:rsid="0020f7c2" officeooo:paragraph-rsid="0020f7c2"/>
    </style:style>
    <style:style style:name="P28" style:family="paragraph" style:parent-style-name="Table_20_Contents">
      <style:paragraph-properties fo:text-align="center" style:justify-single-word="false"/>
      <style:text-properties officeooo:rsid="0020f7c2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021de8d" officeooo:paragraph-rsid="0021de8d"/>
    </style:style>
    <style:style style:name="P31" style:family="paragraph" style:parent-style-name="Table_20_Contents">
      <style:paragraph-properties fo:text-align="center" style:justify-single-word="false"/>
      <style:text-properties officeooo:rsid="002283ae" officeooo:paragraph-rsid="002283ae"/>
    </style:style>
    <style:style style:name="P32" style:family="paragraph" style:parent-style-name="Table_20_Contents">
      <style:paragraph-properties fo:text-align="center" style:justify-single-word="false"/>
      <style:text-properties officeooo:rsid="002418b8" officeooo:paragraph-rsid="002418b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language-asian="pl" style:country-asian="PL" style:font-size-complex="11pt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1f756d"/>
    </style:style>
    <style:style style:name="T6" style:family="text">
      <style:text-properties fo:language="pl" fo:country="PL" officeooo:rsid="002bae38"/>
    </style:style>
    <style:style style:name="T7" style:family="text">
      <style:text-properties fo:language="pl" fo:country="PL" officeooo:rsid="00307d6c"/>
    </style:style>
    <style:style style:name="T8" style:family="text">
      <style:text-properties fo:language="pl" fo:country="PL" style:font-name-asian="Tahom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f7c2" style:font-weight-asian="normal" style:font-weight-complex="normal"/>
    </style:style>
    <style:style style:name="T11" style:family="text">
      <style:text-properties fo:font-weight="normal" officeooo:rsid="0021c577" style:font-weight-asian="normal" style:font-weight-complex="normal"/>
    </style:style>
    <style:style style:name="T12" style:family="text">
      <style:text-properties officeooo:rsid="0021de8d"/>
    </style:style>
    <style:style style:name="T13" style:family="text">
      <style:text-properties officeooo:rsid="0030bf60"/>
    </style:style>
    <style:style style:name="T14" style:family="text">
      <style:text-properties officeooo:rsid="0030ec4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kumentacja projektu zaliczeniowego</text:p>
      <text:p text:style-name="P8">Przedmiot: Inżynieria oprogramowania</text:p>
      <text:p text:style-name="P3"/>
      <text:p text:style-name="P3">Temat:<text:tab/><text:span text:style-name="Domyślna_20_czcionka_20_akapitu"><text:span text:style-name="T1">Szkoła językowa</text:span></text:span></text:p>
      <text:p text:style-name="P3">Autorzy:<text:tab/><text:span text:style-name="Domyślna_20_czcionka_20_akapitu"><text:span text:style-name="T1">Radosław Wirkus i Jakub Kamiński</text:span></text:span></text:p>
      <text:p text:style-name="P3">Grupa:<text:tab/>I1-212B</text:p>
      <text:p text:style-name="P3">Kierunek:<text:tab/>informatyka</text:p>
      <text:p text:style-name="P3">Rok akademicki:<text:tab/>2021/2022</text:p>
      <text:p text:style-name="P3">Poziom i semestr:<text:tab/>I/4</text:p>
      <text:p text:style-name="P1">Tryb studiów:<text:tab/>stacjonarne</text:p>
      <text:list xml:id="list2685983908" text:style-name="WWNum23">
        <text:list-item text:start-value="1">
          <text:p text:style-name="P13">Spis treści</text:p>
        </text:list-item>
      </text:list>
      <text:p text:style-name="P4"><text:a xlink:type="simple" xlink:href="#_Toc1976793" office:target-frame-name="_top" xlink:show="replace" text:style-name="Internet_20_link" text:visited-style-name="Visited_20_Internet_20_Link">2</text:a><text:a xlink:type="simple" xlink:href="#_Toc197679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3" office:target-frame-name="_top" xlink:show="replace" text:style-name="Internet_20_link" text:visited-style-name="Visited_20_Internet_20_Link">Odnośniki do innych źródeł</text:a><text:a xlink:type="simple" xlink:href="#_Toc1976793" office:target-frame-name="_top" xlink:show="replace" text:style-name="Internet_20_link" text:visited-style-name="Visited_20_Internet_20_Link"><text:tab/>4</text:a></text:p>
      <text:p text:style-name="P4"><text:a xlink:type="simple" xlink:href="#_Toc1976794" office:target-frame-name="_top" xlink:show="replace" text:style-name="Internet_20_link" text:visited-style-name="Visited_20_Internet_20_Link">3</text:a><text:a xlink:type="simple" xlink:href="#_Toc197679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4" office:target-frame-name="_top" xlink:show="replace" text:style-name="Internet_20_link" text:visited-style-name="Visited_20_Internet_20_Link">Słownik pojęć</text:a><text:a xlink:type="simple" xlink:href="#_Toc1976794" office:target-frame-name="_top" xlink:show="replace" text:style-name="Internet_20_link" text:visited-style-name="Visited_20_Internet_20_Link"><text:tab/>5</text:a></text:p>
      <text:p text:style-name="P4"><text:a xlink:type="simple" xlink:href="#_Toc1976795" office:target-frame-name="_top" xlink:show="replace" text:style-name="Internet_20_link" text:visited-style-name="Visited_20_Internet_20_Link">4</text:a><text:a xlink:type="simple" xlink:href="#_Toc197679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5" office:target-frame-name="_top" xlink:show="replace" text:style-name="Internet_20_link" text:visited-style-name="Visited_20_Internet_20_Link">Wprowadzenie</text:a><text:a xlink:type="simple" xlink:href="#_Toc1976795" office:target-frame-name="_top" xlink:show="replace" text:style-name="Internet_20_link" text:visited-style-name="Visited_20_Internet_20_Link"><text:tab/> <text:s text:c="2"/>6</text:a></text:p>
      <text:p text:style-name="P5"><text:a xlink:type="simple" xlink:href="#_Toc1976796" office:target-frame-name="_top" xlink:show="replace" text:style-name="Internet_20_link" text:visited-style-name="Visited_20_Internet_20_Link">4.1</text:a><text:a xlink:type="simple" xlink:href="#_Toc197679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6" office:target-frame-name="_top" xlink:show="replace" text:style-name="Internet_20_link" text:visited-style-name="Visited_20_Internet_20_Link">Cel dokumentacji</text:a><text:a xlink:type="simple" xlink:href="#_Toc1976796" office:target-frame-name="_top" xlink:show="replace" text:style-name="Internet_20_link" text:visited-style-name="Visited_20_Internet_20_Link"><text:tab/>6</text:a></text:p>
      <text:p text:style-name="P5"><text:a xlink:type="simple" xlink:href="#_Toc1976797" office:target-frame-name="_top" xlink:show="replace" text:style-name="Internet_20_link" text:visited-style-name="Visited_20_Internet_20_Link">4.2</text:a><text:a xlink:type="simple" xlink:href="#_Toc197679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7" office:target-frame-name="_top" xlink:show="replace" text:style-name="Internet_20_link" text:visited-style-name="Visited_20_Internet_20_Link">Przeznaczenie dokumentacji</text:a><text:a xlink:type="simple" xlink:href="#_Toc1976797" office:target-frame-name="_top" xlink:show="replace" text:style-name="Internet_20_link" text:visited-style-name="Visited_20_Internet_20_Link"><text:tab/>6</text:a></text:p>
      <text:p text:style-name="P5"><text:a xlink:type="simple" xlink:href="#_Toc1976798" office:target-frame-name="_top" xlink:show="replace" text:style-name="Internet_20_link" text:visited-style-name="Visited_20_Internet_20_Link">4.3</text:a><text:a xlink:type="simple" xlink:href="#_Toc197679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8" office:target-frame-name="_top" xlink:show="replace" text:style-name="Internet_20_link" text:visited-style-name="Visited_20_Internet_20_Link">Opis organizacji lub analiza rynku</text:a><text:a xlink:type="simple" xlink:href="#_Toc1976798" office:target-frame-name="_top" xlink:show="replace" text:style-name="Internet_20_link" text:visited-style-name="Visited_20_Internet_20_Link"><text:tab/>6</text:a></text:p>
      <text:p text:style-name="P5"><text:a xlink:type="simple" xlink:href="#_Toc1976799" office:target-frame-name="_top" xlink:show="replace" text:style-name="Internet_20_link" text:visited-style-name="Visited_20_Internet_20_Link">4.4</text:a><text:a xlink:type="simple" xlink:href="#_Toc197679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9" office:target-frame-name="_top" xlink:show="replace" text:style-name="Internet_20_link" text:visited-style-name="Visited_20_Internet_20_Link">Analiza SWOT organizacji</text:a><text:a xlink:type="simple" xlink:href="#_Toc1976799" office:target-frame-name="_top" xlink:show="replace" text:style-name="Internet_20_link" text:visited-style-name="Visited_20_Internet_20_Link"><text:tab/>6</text:a></text:p>
      <text:p text:style-name="P4"><text:a xlink:type="simple" xlink:href="#_Toc1976800" office:target-frame-name="_top" xlink:show="replace" text:style-name="Internet_20_link" text:visited-style-name="Visited_20_Internet_20_Link">5</text:a><text:a xlink:type="simple" xlink:href="#_Toc197680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0" office:target-frame-name="_top" xlink:show="replace" text:style-name="Internet_20_link" text:visited-style-name="Visited_20_Internet_20_Link">Specyfikacja wymagań</text:a><text:a xlink:type="simple" xlink:href="#_Toc1976800" office:target-frame-name="_top" xlink:show="replace" text:style-name="Internet_20_link" text:visited-style-name="Visited_20_Internet_20_Link"><text:tab/>7</text:a></text:p>
      <text:p text:style-name="P5"><text:a xlink:type="simple" xlink:href="#_Toc1976801" office:target-frame-name="_top" xlink:show="replace" text:style-name="Internet_20_link" text:visited-style-name="Visited_20_Internet_20_Link">5.1</text:a><text:a xlink:type="simple" xlink:href="#_Toc197680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1" office:target-frame-name="_top" xlink:show="replace" text:style-name="Internet_20_link" text:visited-style-name="Visited_20_Internet_20_Link">Charakterystyka ogólna</text:a><text:a xlink:type="simple" xlink:href="#_Toc1976801" office:target-frame-name="_top" xlink:show="replace" text:style-name="Internet_20_link" text:visited-style-name="Visited_20_Internet_20_Link"><text:tab/>7</text:a></text:p>
      <text:p text:style-name="P5"><text:a xlink:type="simple" xlink:href="#_Toc1976802" office:target-frame-name="_top" xlink:show="replace" text:style-name="Internet_20_link" text:visited-style-name="Visited_20_Internet_20_Link">5.2</text:a><text:a xlink:type="simple" xlink:href="#_Toc197680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2" office:target-frame-name="_top" xlink:show="replace" text:style-name="Internet_20_link" text:visited-style-name="Visited_20_Internet_20_Link">Wymagania funkcjonalne</text:a><text:a xlink:type="simple" xlink:href="#_Toc1976802" office:target-frame-name="_top" xlink:show="replace" text:style-name="Internet_20_link" text:visited-style-name="Visited_20_Internet_20_Link"><text:tab/>7</text:a></text:p>
      <text:p text:style-name="P5"><text:a xlink:type="simple" xlink:href="#_Toc1976803" office:target-frame-name="_top" xlink:show="replace" text:style-name="Internet_20_link" text:visited-style-name="Visited_20_Internet_20_Link">5.3</text:a><text:a xlink:type="simple" xlink:href="#_Toc197680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3" office:target-frame-name="_top" xlink:show="replace" text:style-name="Internet_20_link" text:visited-style-name="Visited_20_Internet_20_Link">Wymagania niefunkcjonalne</text:a><text:a xlink:type="simple" xlink:href="#_Toc1976803" office:target-frame-name="_top" xlink:show="replace" text:style-name="Internet_20_link" text:visited-style-name="Visited_20_Internet_20_Link"><text:tab/>8</text:a></text:p>
      <text:p text:style-name="P4"><text:a xlink:type="simple" xlink:href="#_Toc1976804" office:target-frame-name="_top" xlink:show="replace" text:style-name="Internet_20_link" text:visited-style-name="Visited_20_Internet_20_Link">6</text:a><text:a xlink:type="simple" xlink:href="#_Toc197680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4" office:target-frame-name="_top" xlink:show="replace" text:style-name="Internet_20_link" text:visited-style-name="Visited_20_Internet_20_Link">Zarządzanie projektem</text:a><text:a xlink:type="simple" xlink:href="#_Toc1976804" office:target-frame-name="_top" xlink:show="replace" text:style-name="Internet_20_link" text:visited-style-name="Visited_20_Internet_20_Link"><text:tab/>9</text:a></text:p>
      <text:p text:style-name="P5"><text:a xlink:type="simple" xlink:href="#_Toc1976805" office:target-frame-name="_top" xlink:show="replace" text:style-name="Internet_20_link" text:visited-style-name="Visited_20_Internet_20_Link">6.1</text:a><text:a xlink:type="simple" xlink:href="#_Toc197680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5" office:target-frame-name="_top" xlink:show="replace" text:style-name="Internet_20_link" text:visited-style-name="Visited_20_Internet_20_Link">Zasoby ludzkie</text:a><text:a xlink:type="simple" xlink:href="#_Toc1976805" office:target-frame-name="_top" xlink:show="replace" text:style-name="Internet_20_link" text:visited-style-name="Visited_20_Internet_20_Link"><text:tab/>9</text:a></text:p>
      <text:p text:style-name="P5"><text:a xlink:type="simple" xlink:href="#_Toc1976806" office:target-frame-name="_top" xlink:show="replace" text:style-name="Internet_20_link" text:visited-style-name="Visited_20_Internet_20_Link">6.2</text:a><text:a xlink:type="simple" xlink:href="#_Toc197680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6" office:target-frame-name="_top" xlink:show="replace" text:style-name="Internet_20_link" text:visited-style-name="Visited_20_Internet_20_Link">Harmonogram prac</text:a><text:a xlink:type="simple" xlink:href="#_Toc1976806" office:target-frame-name="_top" xlink:show="replace" text:style-name="Internet_20_link" text:visited-style-name="Visited_20_Internet_20_Link"><text:tab/>9</text:a></text:p>
      <text:p text:style-name="P5"><text:a xlink:type="simple" xlink:href="#_Toc1976807" office:target-frame-name="_top" xlink:show="replace" text:style-name="Internet_20_link" text:visited-style-name="Visited_20_Internet_20_Link">6.3</text:a><text:a xlink:type="simple" xlink:href="#_Toc197680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7" office:target-frame-name="_top" xlink:show="replace" text:style-name="Internet_20_link" text:visited-style-name="Visited_20_Internet_20_Link">Etapy/kamienie milowe projektu</text:a><text:a xlink:type="simple" xlink:href="#_Toc1976807" office:target-frame-name="_top" xlink:show="replace" text:style-name="Internet_20_link" text:visited-style-name="Visited_20_Internet_20_Link"><text:tab/>9</text:a></text:p>
      <text:p text:style-name="P4"><text:a xlink:type="simple" xlink:href="#_Toc1976808" office:target-frame-name="_top" xlink:show="replace" text:style-name="Internet_20_link" text:visited-style-name="Visited_20_Internet_20_Link">7</text:a><text:a xlink:type="simple" xlink:href="#_Toc197680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8" office:target-frame-name="_top" xlink:show="replace" text:style-name="Internet_20_link" text:visited-style-name="Visited_20_Internet_20_Link">Zarządzanie ryzykiem</text:a><text:a xlink:type="simple" xlink:href="#_Toc1976808" office:target-frame-name="_top" xlink:show="replace" text:style-name="Internet_20_link" text:visited-style-name="Visited_20_Internet_20_Link"><text:tab/>10</text:a></text:p>
      <text:p text:style-name="P5"><text:a xlink:type="simple" xlink:href="#_Toc1976809" office:target-frame-name="_top" xlink:show="replace" text:style-name="Internet_20_link" text:visited-style-name="Visited_20_Internet_20_Link">7.1</text:a><text:a xlink:type="simple" xlink:href="#_Toc197680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9" office:target-frame-name="_top" xlink:show="replace" text:style-name="Internet_20_link" text:visited-style-name="Visited_20_Internet_20_Link">Lista czynników ryzyka</text:a><text:a xlink:type="simple" xlink:href="#_Toc1976809" office:target-frame-name="_top" xlink:show="replace" text:style-name="Internet_20_link" text:visited-style-name="Visited_20_Internet_20_Link"><text:tab/>10</text:a></text:p>
      <text:p text:style-name="P5"><text:a xlink:type="simple" xlink:href="#_Toc1976810" office:target-frame-name="_top" xlink:show="replace" text:style-name="Internet_20_link" text:visited-style-name="Visited_20_Internet_20_Link">7.2</text:a><text:a xlink:type="simple" xlink:href="#_Toc197681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0" office:target-frame-name="_top" xlink:show="replace" text:style-name="Internet_20_link" text:visited-style-name="Visited_20_Internet_20_Link">Ocena ryzyka</text:a><text:a xlink:type="simple" xlink:href="#_Toc1976810" office:target-frame-name="_top" xlink:show="replace" text:style-name="Internet_20_link" text:visited-style-name="Visited_20_Internet_20_Link"><text:tab/>10</text:a></text:p>
      <text:p text:style-name="P5"><text:a xlink:type="simple" xlink:href="#_Toc1976811" office:target-frame-name="_top" xlink:show="replace" text:style-name="Internet_20_link" text:visited-style-name="Visited_20_Internet_20_Link">7.3</text:a><text:a xlink:type="simple" xlink:href="#_Toc197681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1" office:target-frame-name="_top" xlink:show="replace" text:style-name="Internet_20_link" text:visited-style-name="Visited_20_Internet_20_Link">Plan reakcji na ryzyko</text:a><text:a xlink:type="simple" xlink:href="#_Toc1976811" office:target-frame-name="_top" xlink:show="replace" text:style-name="Internet_20_link" text:visited-style-name="Visited_20_Internet_20_Link"><text:tab/>10</text:a></text:p>
      <text:p text:style-name="P4"><text:a xlink:type="simple" xlink:href="#_Toc1976812" office:target-frame-name="_top" xlink:show="replace" text:style-name="Internet_20_link" text:visited-style-name="Visited_20_Internet_20_Link">8</text:a><text:a xlink:type="simple" xlink:href="#_Toc197681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2" office:target-frame-name="_top" xlink:show="replace" text:style-name="Internet_20_link" text:visited-style-name="Visited_20_Internet_20_Link">Zarządzanie jakością</text:a><text:a xlink:type="simple" xlink:href="#_Toc1976812" office:target-frame-name="_top" xlink:show="replace" text:style-name="Internet_20_link" text:visited-style-name="Visited_20_Internet_20_Link"><text:tab/>11</text:a></text:p>
      <text:p text:style-name="P5"><text:a xlink:type="simple" xlink:href="#_Toc1976813" office:target-frame-name="_top" xlink:show="replace" text:style-name="Internet_20_link" text:visited-style-name="Visited_20_Internet_20_Link">8.1</text:a><text:a xlink:type="simple" xlink:href="#_Toc197681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3" office:target-frame-name="_top" xlink:show="replace" text:style-name="Internet_20_link" text:visited-style-name="Visited_20_Internet_20_Link">Scenariusze i przypadki testowe</text:a><text:a xlink:type="simple" xlink:href="#_Toc1976813" office:target-frame-name="_top" xlink:show="replace" text:style-name="Internet_20_link" text:visited-style-name="Visited_20_Internet_20_Link"><text:tab/>11</text:a></text:p>
      <text:p text:style-name="P4"><text:a xlink:type="simple" xlink:href="#_Toc1976814" office:target-frame-name="_top" xlink:show="replace" text:style-name="Internet_20_link" text:visited-style-name="Visited_20_Internet_20_Link">9</text:a><text:a xlink:type="simple" xlink:href="#_Toc197681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4" office:target-frame-name="_top" xlink:show="replace" text:style-name="Internet_20_link" text:visited-style-name="Visited_20_Internet_20_Link">Projekt techniczny</text:a><text:a xlink:type="simple" xlink:href="#_Toc1976814" office:target-frame-name="_top" xlink:show="replace" text:style-name="Internet_20_link" text:visited-style-name="Visited_20_Internet_20_Link"><text:tab/>12</text:a></text:p>
      <text:p text:style-name="P5"><text:a xlink:type="simple" xlink:href="#_Toc1976815" office:target-frame-name="_top" xlink:show="replace" text:style-name="Internet_20_link" text:visited-style-name="Visited_20_Internet_20_Link">9.1</text:a><text:a xlink:type="simple" xlink:href="#_Toc197681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5" office:target-frame-name="_top" xlink:show="replace" text:style-name="Internet_20_link" text:visited-style-name="Visited_20_Internet_20_Link">Opis architektury systemu</text:a><text:a xlink:type="simple" xlink:href="#_Toc1976815" office:target-frame-name="_top" xlink:show="replace" text:style-name="Internet_20_link" text:visited-style-name="Visited_20_Internet_20_Link"><text:tab/>12</text:a></text:p>
      <text:p text:style-name="P5"><text:a xlink:type="simple" xlink:href="#_Toc1976816" office:target-frame-name="_top" xlink:show="replace" text:style-name="Internet_20_link" text:visited-style-name="Visited_20_Internet_20_Link">9.2</text:a><text:a xlink:type="simple" xlink:href="#_Toc197681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6" office:target-frame-name="_top" xlink:show="replace" text:style-name="Internet_20_link" text:visited-style-name="Visited_20_Internet_20_Link">Technologie implementacji systemu</text:a><text:a xlink:type="simple" xlink:href="#_Toc1976816" office:target-frame-name="_top" xlink:show="replace" text:style-name="Internet_20_link" text:visited-style-name="Visited_20_Internet_20_Link"><text:tab/>12</text:a></text:p>
      <text:p text:style-name="P5"><text:a xlink:type="simple" xlink:href="#_Toc1976817" office:target-frame-name="_top" xlink:show="replace" text:style-name="Internet_20_link" text:visited-style-name="Visited_20_Internet_20_Link">9.3</text:a><text:a xlink:type="simple" xlink:href="#_Toc197681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7" office:target-frame-name="_top" xlink:show="replace" text:style-name="Internet_20_link" text:visited-style-name="Visited_20_Internet_20_Link">Diagramy UML</text:a><text:a xlink:type="simple" xlink:href="#_Toc1976817" office:target-frame-name="_top" xlink:show="replace" text:style-name="Internet_20_link" text:visited-style-name="Visited_20_Internet_20_Link"><text:tab/>12</text:a></text:p>
      <text:p text:style-name="P5"><text:a xlink:type="simple" xlink:href="#_Toc1976818" office:target-frame-name="_top" xlink:show="replace" text:style-name="Internet_20_link" text:visited-style-name="Visited_20_Internet_20_Link">9.4</text:a><text:a xlink:type="simple" xlink:href="#_Toc197681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8" office:target-frame-name="_top" xlink:show="replace" text:style-name="Internet_20_link" text:visited-style-name="Visited_20_Internet_20_Link">Charakterystyka zastosowanych wzorców projektowych</text:a><text:a xlink:type="simple" xlink:href="#_Toc1976818" office:target-frame-name="_top" xlink:show="replace" text:style-name="Internet_20_link" text:visited-style-name="Visited_20_Internet_20_Link"><text:tab/>12</text:a></text:p>
      <text:p text:style-name="P5"><text:a xlink:type="simple" xlink:href="#_Toc1976819" office:target-frame-name="_top" xlink:show="replace" text:style-name="Internet_20_link" text:visited-style-name="Visited_20_Internet_20_Link">9.5</text:a><text:a xlink:type="simple" xlink:href="#_Toc197681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9" office:target-frame-name="_top" xlink:show="replace" text:style-name="Internet_20_link" text:visited-style-name="Visited_20_Internet_20_Link">Projekt bazy danych</text:a><text:a xlink:type="simple" xlink:href="#_Toc1976819" office:target-frame-name="_top" xlink:show="replace" text:style-name="Internet_20_link" text:visited-style-name="Visited_20_Internet_20_Link"><text:tab/>12</text:a></text:p>
      <text:p text:style-name="P5"><text:a xlink:type="simple" xlink:href="#_Toc1976820" office:target-frame-name="_top" xlink:show="replace" text:style-name="Internet_20_link" text:visited-style-name="Visited_20_Internet_20_Link">9.6</text:a><text:a xlink:type="simple" xlink:href="#_Toc197682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0" office:target-frame-name="_top" xlink:show="replace" text:style-name="Internet_20_link" text:visited-style-name="Visited_20_Internet_20_Link">Projekt interfejsu użytkownika</text:a><text:a xlink:type="simple" xlink:href="#_Toc1976820" office:target-frame-name="_top" xlink:show="replace" text:style-name="Internet_20_link" text:visited-style-name="Visited_20_Internet_20_Link"><text:tab/>12</text:a></text:p>
      <text:p text:style-name="P5"><text:a xlink:type="simple" xlink:href="#_Toc1976821" office:target-frame-name="_top" xlink:show="replace" text:style-name="Internet_20_link" text:visited-style-name="Visited_20_Internet_20_Link">9.7</text:a><text:a xlink:type="simple" xlink:href="#_Toc197682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1" office:target-frame-name="_top" xlink:show="replace" text:style-name="Internet_20_link" text:visited-style-name="Visited_20_Internet_20_Link">Procedura wdrożenia</text:a><text:a xlink:type="simple" xlink:href="#_Toc1976821" office:target-frame-name="_top" xlink:show="replace" text:style-name="Internet_20_link" text:visited-style-name="Visited_20_Internet_20_Link"><text:tab/>13</text:a></text:p>
      <text:p text:style-name="P6"><text:a xlink:type="simple" xlink:href="#_Toc1976822" office:target-frame-name="_top" xlink:show="replace" text:style-name="Internet_20_link" text:visited-style-name="Visited_20_Internet_20_Link">10</text:a><text:a xlink:type="simple" xlink:href="#_Toc197682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2" office:target-frame-name="_top" xlink:show="replace" text:style-name="Internet_20_link" text:visited-style-name="Visited_20_Internet_20_Link">Dokumentacja dla użytkownika</text:a><text:a xlink:type="simple" xlink:href="#_Toc1976822" office:target-frame-name="_top" xlink:show="replace" text:style-name="Internet_20_link" text:visited-style-name="Visited_20_Internet_20_Link"><text:tab/>14</text:a></text:p>
      <text:p text:style-name="P6"><text:a xlink:type="simple" xlink:href="#_Toc1976823" office:target-frame-name="_top" xlink:show="replace" text:style-name="Internet_20_link" text:visited-style-name="Visited_20_Internet_20_Link">11</text:a><text:a xlink:type="simple" xlink:href="#_Toc197682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3" office:target-frame-name="_top" xlink:show="replace" text:style-name="Internet_20_link" text:visited-style-name="Visited_20_Internet_20_Link">Podsumowanie</text:a><text:a xlink:type="simple" xlink:href="#_Toc1976823" office:target-frame-name="_top" xlink:show="replace" text:style-name="Internet_20_link" text:visited-style-name="Visited_20_Internet_20_Link"><text:tab/>15</text:a></text:p>
      <text:p text:style-name="P5"><text:a xlink:type="simple" xlink:href="#_Toc1976824" office:target-frame-name="_top" xlink:show="replace" text:style-name="Internet_20_link" text:visited-style-name="Visited_20_Internet_20_Link">11.1</text:a><text:a xlink:type="simple" xlink:href="#_Toc197682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4" office:target-frame-name="_top" xlink:show="replace" text:style-name="Internet_20_link" text:visited-style-name="Visited_20_Internet_20_Link">Szczegółowe nakłady projektowe członków zespołu</text:a><text:a xlink:type="simple" xlink:href="#_Toc1976824" office:target-frame-name="_top" xlink:show="replace" text:style-name="Internet_20_link" text:visited-style-name="Visited_20_Internet_20_Link"><text:tab/>15</text:a></text:p>
      <text:p text:style-name="P6"><text:a xlink:type="simple" xlink:href="#_Toc1976825" office:target-frame-name="_top" xlink:show="replace" text:style-name="Internet_20_link" text:visited-style-name="Visited_20_Internet_20_Link">12</text:a><text:a xlink:type="simple" xlink:href="#_Toc197682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5" office:target-frame-name="_top" xlink:show="replace" text:style-name="Internet_20_link" text:visited-style-name="Visited_20_Internet_20_Link">Inne informacje</text:a><text:a xlink:type="simple" xlink:href="#_Toc1976825" office:target-frame-name="_top" xlink:show="replace" text:style-name="Internet_20_link" text:visited-style-name="Visited_20_Internet_20_Link"><text:tab/>16</text:a></text:p>
      <text:h text:style-name="Heading_20_1" text:outline-level="1">2 <text:s text:c="3"/>Odnośniki do innych źródeł</text:h>
      <text:p text:style-name="Standard">tj. do wykorzystywanych narzędzi / projektów w tych narzędziach</text:p>
      <text:list xml:id="list4135057268" text:style-name="WWNum22">
        <text:list-item>
          <text:list>
            <text:list-item>
              <text:p text:style-name="P9">Zarządzania projektem – Jira, Trello, itp.</text:p>
            </text:list-item>
            <text:list-item>
              <text:p text:style-name="P9">Wersjonowanie kodu – sugerowany Git (hosting np. na Bitbucket lub Github), ew. SVN</text:p>
            </text:list-item>
            <text:list-item>
              <text:p text:style-name="P10">System obsługi defektów – np. Bitbucket, Github, Bugzilla.</text:p>
            </text:list-item>
          </text:list>
        </text:list-item>
      </text:list>
      <text:p text:style-name="P2">Link do repozytorium.</text:p>
      <text:h text:style-name="Heading_20_1" text:outline-level="1">3 <text:s text:c="2"/><text:bookmark-start text:name="_Toc1976794"/>Słownik pojęć<text:bookmark-end text:name="_Toc1976794"/></text:h>
      <text:p text:style-name="P1">Tabela lub lista z pojęciami, które wymagają wyjaśnienia, wraz z tymi wyjaśnieniami – w szczególności synonimy różnych pojęć używanych w dokumentacji.</text:p>
      <text:h text:style-name="Heading_20_1" text:outline-level="1">4 <text:s/><text:bookmark-start text:name="_Toc1976795"/>Wprowadzenie<text:bookmark-end text:name="_Toc1976795"/></text:h>
      <text:h text:style-name="Heading_20_2" text:outline-level="2">4.1 <text:s/><text:bookmark-start text:name="_Toc1976796"/>Cel dokumentacji<text:bookmark-end text:name="_Toc1976796"/></text:h>
      <text:p text:style-name="Standard">Dla szkoły językowej. Zawiera grupy uczniów, nauczycieli, księgowa, planista</text:p>
      <text:p text:style-name="Standard"/>
      <text:h text:style-name="Heading_20_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Heading_20_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xml:id="list111830634582589" text:continue-numbering="true" text:style-name="WWNum22">
        <text:list-item>
          <text:p text:style-name="P9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Heading_20_2" text:outline-level="2"><text:bookmark-start text:name="_Toc1976799"/>Analiza SWOT organizacji<text:bookmark-end text:name="_Toc1976799"/></text:h>
      <text:list xml:id="list1918641542" text:style-name="WWNum25">
        <text:list-item>
          <text:p text:style-name="P11">jeśli system na masowy rynek:</text:p>
          <text:list>
            <text:list-item>
              <text:p text:style-name="P11">Szanse:</text:p>
              <text:list>
                <text:list-item>
                  <text:p text:style-name="P12">Zwiększenie znajomości innych języków,</text:p>
                </text:list-item>
                <text:list-item>
                  <text:p text:style-name="P12">Prywatyzacja systemu nauczania,</text:p>
                </text:list-item>
              </text:list>
            </text:list-item>
            <text:list-item>
              <text:p text:style-name="P11">Zagrożenia:</text:p>
              <text:list>
                <text:list-item>
                  <text:p text:style-name="P12">Zmniejszenie rynku dla szkół językowych,</text:p>
                </text:list-item>
              </text:list>
            </text:list-item>
          </text:list>
        </text:list-item>
      </text:list>
      <text:p text:style-name="P17"/>
      <text:p text:style-name="P17"/>
      <text:h text:style-name="P14" text:outline-level="1"><text:span text:style-name="T5">5. </text:span><text:bookmark-start text:name="_Toc1976800"/><text:span text:style-name="T4">Specyfikacja wymagań</text:span><text:bookmark-end text:name="_Toc1976800"/></text:h>
      <text:h text:style-name="P15" text:outline-level="2"><text:span text:style-name="T7">5.1 </text:span><text:bookmark-start text:name="_Toc1976801"/><text:span text:style-name="T4">Charakterystyka ogólna</text:span><text:bookmark-end text:name="_Toc1976801"/></text:h>
      <text:h text:style-name="P16" text:outline-level="3"><text:span text:style-name="T7">5.1.1 </text:span><text:span text:style-name="T4">Definicja produktu</text:span></text:h>
      <text:p text:style-name="P19">Tounge, elektroniczny dziennik.</text:p>
      <text:h text:style-name="P16" text:outline-level="3"><text:span text:style-name="T7">5.1.2 </text:span><text:span text:style-name="T4">Podstawowe założenia</text:span></text:h>
      <text:p text:style-name="P20">System służy do zdalnego zarządzania szkołą językową, wpisywania ocen, przekazywania informacji o danym dniu lekcyjnym, zaznaczanie obecności. </text:p>
      <text:h text:style-name="P16" text:outline-level="3"><text:span text:style-name="T7">5.1.3 </text:span><text:span text:style-name="T4">Cel biznesowy</text:span></text:h>
      <text:p text:style-name="P20">Ułatwi<text:span text:style-name="T13">enie</text:span> dostęp<text:span text:style-name="T14">u</text:span> do informacji uczniom i nauczycielom. Zlikwidowanie papierowego dziennika. Unowocześnienie systemu edukacji.</text:p>
      <text:h text:style-name="P16" text:outline-level="3"><text:span text:style-name="T7">5.1.4 </text:span><text:span text:style-name="T4">Użytkownicy</text:span></text:h>
      <text:p text:style-name="P21"><text:span text:style-name="T2">1.</text:span>Uczeń,</text:p>
      <text:p text:style-name="P21"><text:span text:style-name="T2">2.</text:span>Nauczyciel,</text:p>
      <text:p text:style-name="P22">3.<text:span text:style-name="T9">Księgowa/</text:span><text:span text:style-name="T10">y</text:span><text:span text:style-name="T9">,</text:span></text:p>
      <text:p text:style-name="P22"><text:span text:style-name="T9">4.Planista/ka</text:span></text:p>
      <text:p text:style-name="P21"/>
      <text:h text:style-name="P16" text:outline-level="3"><text:span text:style-name="T7">5.1.5 </text:span><text:bookmark-start text:name="_Ref413828438"/><text:span text:style-name="T4">Korzyści z systemu</text:span><text:bookmark-end text:name="_Ref41382843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row table:style-name="TableLine1709001381072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7">Uczeń</text:p>
          </table:table-cell>
          <table:table-cell table:style-name="Tabela1.A1" office:value-type="string">
            <text:p text:style-name="P27">Nauczyciel</text:p>
          </table:table-cell>
          <table:table-cell table:style-name="Tabela1.A1" office:value-type="string">
            <text:p text:style-name="P28">Księgowa/<text:span text:style-name="T12">y</text:span></text:p>
          </table:table-cell>
          <table:table-cell table:style-name="Tabela1.E1" office:value-type="string">
            <text:p text:style-name="P23"><text:span text:style-name="T11">Planista/ka</text:span></text:p>
          </table:table-cell>
        </table:table-row>
        <table:table-row table:style-name="TableLine1709001381072">
          <table:table-cell table:style-name="Tabela1.A2" office:value-type="string">
            <text:p text:style-name="P30">Dostęp do planu lekcji</text:p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30">X</text:p>
          </table:table-cell>
          <table:table-cell table:style-name="Tabela1.E2" office:value-type="string">
            <text:p text:style-name="P30">X</text:p>
          </table:table-cell>
        </table:table-row>
        <table:table-row table:style-name="TableLine1709001381072">
          <table:table-cell table:style-name="Tabela1.A3" office:value-type="string">
            <text:p text:style-name="P30">Wgląd do ocen</text:p>
          </table:table-cell>
          <table:table-cell table:style-name="Tabela1.A3" office:value-type="string">
            <text:p text:style-name="P30">X</text:p>
          </table:table-cell>
          <table:table-cell table:style-name="Tabela1.A3" office:value-type="string">
            <text:p text:style-name="P30">X</text:p>
          </table:table-cell>
          <table:table-cell table:style-name="Tabela1.A3" office:value-type="string">
            <text:p text:style-name="P29">-</text:p>
          </table:table-cell>
          <table:table-cell table:style-name="Tabela1.E3" office:value-type="string">
            <text:p text:style-name="P29">-</text:p>
          </table:table-cell>
        </table:table-row>
        <table:table-row table:style-name="TableLine1709001381072">
          <table:table-cell table:style-name="Tabela1.A2" office:value-type="string">
            <text:p text:style-name="P31">Edytowanie ocen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31">X</text:p>
          </table:table-cell>
          <table:table-cell table:style-name="Tabela1.A2" office:value-type="string">
            <text:p text:style-name="P29">-</text:p>
          </table:table-cell>
          <table:table-cell table:style-name="Tabela1.E2" office:value-type="string">
            <text:p text:style-name="P29">-</text:p>
          </table:table-cell>
        </table:table-row>
        <table:table-row table:style-name="TableLine1709001381072">
          <table:table-cell table:style-name="Tabela1.A3" office:value-type="string">
            <text:p text:style-name="P32">Edycja obecności</text:p>
          </table:table-cell>
          <table:table-cell table:style-name="Tabela1.A3" office:value-type="string">
            <text:p text:style-name="P29">-</text:p>
          </table:table-cell>
          <table:table-cell table:style-name="Tabela1.A3" office:value-type="string">
            <text:p text:style-name="P29">X</text:p>
          </table:table-cell>
          <table:table-cell table:style-name="Tabela1.A3" office:value-type="string">
            <text:p text:style-name="P29">-</text:p>
          </table:table-cell>
          <table:table-cell table:style-name="Tabela1.E3" office:value-type="string">
            <text:p text:style-name="P29">-</text:p>
          </table:table-cell>
        </table:table-row>
        <table:table-row table:style-name="TableLine1709001381072">
          <table:table-cell table:style-name="Tabela1.A2" office:value-type="string">
            <text:p text:style-name="P32">Zarządzanie planem lekcji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E2" office:value-type="string">
            <text:p text:style-name="P29">X</text:p>
          </table:table-cell>
        </table:table-row>
        <table:table-row table:style-name="TableLine1709001381072">
          <table:table-cell table:style-name="Tabela1.A3" office:value-type="string">
            <text:p text:style-name="P32">Zarządzanie finansami</text:p>
          </table:table-cell>
          <table:table-cell table:style-name="Tabela1.A3" office:value-type="string">
            <text:p text:style-name="P29">-</text:p>
          </table:table-cell>
          <table:table-cell table:style-name="Tabela1.A3" office:value-type="string">
            <text:p text:style-name="P29">-</text:p>
          </table:table-cell>
          <table:table-cell table:style-name="Tabela1.A3" office:value-type="string">
            <text:p text:style-name="P29">X</text:p>
          </table:table-cell>
          <table:table-cell table:style-name="Tabela1.E3" office:value-type="string">
            <text:p text:style-name="P29">-</text:p>
          </table:table-cell>
        </table:table-row>
      </table:table>
      <text:p text:style-name="P18"><text:span text:style-name="T4"/></text:p>
      <text:h text:style-name="P16" text:outline-level="3"><text:span text:style-name="T7">5.1.6 </text:span><text:span text:style-name="T4">Ograniczenia projektowe i wdrożeniowe</text:span></text:h>
      <text:list xml:id="list4043183050" text:style-name="L1">
        <text:list-item>
          <text:p text:style-name="P24"><text:span text:style-name="T4">Przechowywanie danych osobowych zgodnie z rozporządzeniem o ochronie danych osobowych RODO,</text:span></text:p>
        </text:list-item>
        <text:list-item>
          <text:p text:style-name="P24"><text:span text:style-name="T4">Ograniczenie do systemu operacyjnego: Windows, Linux,</text:span></text:p>
        </text:list-item>
        <text:list-item>
          <text:p text:style-name="P24"><text:span text:style-name="T6">Ograniczenie do przeglądarek: Chrome, Mozilla Firefox, Opera.</text:span></text:p>
        </text:list-item>
        <text:list-item>
          <text:p text:style-name="P26"><text:span text:style-name="T4">Zabezpieczenia do konta: hasło oraz login, hasło generowane przez system z możliwością zmiany przez użytkownika,</text:span></text:p>
        </text:list-item>
        <text:list-item>
          <text:p text:style-name="P26"><text:span text:style-name="T4">Dane użytkowników przechowywane w bazie danych na serwerze zewnętrznym,</text:span></text:p>
        </text:list-item>
        <text:list-item>
          <text:p text:style-name="P25"><text:span text:style-name="T7">Komunikacja za pośrednictwem komunikatora e-mail przypisanego do konta użytkownik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break-before="page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name-asian="F" style:font-family-generic-asian="system" style:font-pitch-asian="variable" style:font-size-asian="14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2-03-20T21:36:00Z</meta:creation-date>
    <dc:date>2022-03-21T11:18:29.919000000</dc:date>
    <meta:editing-cycles>28</meta:editing-cycles>
    <meta:editing-duration>PT1H28M9S</meta:editing-duration>
    <meta:document-statistic meta:table-count="1" meta:image-count="0" meta:object-count="0" meta:page-count="6" meta:paragraph-count="121" meta:word-count="546" meta:character-count="3737" meta:non-whitespace-character-count="3312"/>
    <meta:template xlink:type="simple" xlink:actuate="onRequest" xlink:title="" xlink:href="Normal.dotm"/>
  </office:meta>
</office:document-meta>
</file>